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2.4457in"/>
    </style:style>
    <style:style style:name="co4" style:family="table-column">
      <style:table-column-properties fo:break-before="auto" style:column-width="1.3339in"/>
    </style:style>
    <style:style style:name="ro1" style:family="table-row">
      <style:table-row-properties style:row-height="0.2035in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29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29">
      <style:table-cell-properties fo:padding="0.028in"/>
    </style:style>
    <style:style style:name="ce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2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padding="0.028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Arkusz1" table:style-name="ta1">
        <office:forms form:automatic-focus="false" form:apply-design-mode="false"/>
        <table:shapes>
          <draw:frame draw:z-index="0" draw:style-name="gr1" draw:text-style-name="P1" svg:width="7.637in" svg:height="4.8453in" svg:x="10.8173in" svg:y="3.3949in">
            <draw:object draw:notify-on-update-of-ranges="Arkusz1.C1:Arkusz1.C52 Arkusz1.B1:Arkusz1.B1 Arkusz1.E1:Arkusz1.E52 Arkusz1.B1:Arkusz1.B1 Arkusz1.F1:Arkusz1.F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2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number-columns-repeated="3" table:default-cell-style-name="ce6"/>
        <table:table-column table:style-name="co2" table:number-columns-repeated="55" table:default-cell-style-name="ce9"/>
        <table:table-row table:style-name="ro1"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h=</text:p>
          </table:table-cell>
          <table:table-cell table:style-name="ce3" table:formula="of:=[.$L$11]*[.$L$8]*2/([.$L$9]*(EXP([.$L$10]*[.$L$8])-1))" office:value-type="float" office:value="0.00770747041268399" calcext:value-type="float">
            <text:p>0.01</text:p>
          </table:table-cell>
          <table:table-cell table:style-name="ce5"/>
          <table:table-cell table:style-name="ce5" office:value-type="string" calcext:value-type="string">
            <text:p>Wartość y_n</text:p>
          </table:table-cell>
          <table:table-cell table:style-name="ce5" office:value-type="string" calcext:value-type="string">
            <text:p>Prawdziwa wartość</text:p>
          </table:table-cell>
          <table:table-cell table:style-name="ce5" office:value-type="string" calcext:value-type="string">
            <text:p>Różnica</text:p>
          </table:table-cell>
          <table:table-cell table:style-name="ce5" office:value-type="string" calcext:value-type="string">
            <text:p>Błąd</text:p>
          </table:table-cell>
          <table:table-cell table:style-name="ce5" office:value-type="string" calcext:value-type="string">
            <text:p>max błąd</text:p>
          </table:table-cell>
          <table:table-cell table:style-name="ce1"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0</text:p>
          </table:table-cell>
          <table:table-cell table:style-name="ce3" office:value-type="float" office:value="0" calcext:value-type="float">
            <text:p>0.00</text:p>
          </table:table-cell>
          <table:table-cell office:value-type="string" calcext:value-type="string">
            <text:p>y0</text:p>
          </table:table-cell>
          <table:table-cell table:style-name="ce5" office:value-type="float" office:value="1" calcext:value-type="float">
            <text:p>1.0000</text:p>
          </table:table-cell>
          <table:table-cell table:formula="of:=EXP([.C2])" office:value-type="float" office:value="1" calcext:value-type="float">
            <text:p>1.0000</text:p>
          </table:table-cell>
          <table:table-cell table:formula="of:=[.F2]-[.E2]" office:value-type="float" office:value="0" calcext:value-type="float">
            <text:p>0.0000</text:p>
          </table:table-cell>
          <table:table-cell table:formula="of:=[.$C$1]*[.$L$9]*(EXP([.$L$8]*[.A2]*[.$C$1])-1)/(2*[.$L$8])" office:value-type="float" office:value="0" calcext:value-type="float">
            <text:p>0.0000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formula="of:=[.$C$1]*[.$L$9]*(EXP([.$L$8]*[.A2]*[.$C$1])-1)/(2*[.$L$8])" office:value-type="float" office:value="0" calcext:value-type="float">
            <text:p>0.0000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formula="of:=[.$C$1]+[.C2]" office:value-type="float" office:value="0.00770747041268399" calcext:value-type="float">
            <text:p>0.01</text:p>
          </table:table-cell>
          <table:table-cell office:value-type="string" calcext:value-type="string">
            <text:p>y1</text:p>
          </table:table-cell>
          <table:table-cell table:formula="of:=[.E2] + [.E2]*[.$C$1]" office:value-type="float" office:value="1.00770747041268" calcext:value-type="float">
            <text:p>1.0077</text:p>
          </table:table-cell>
          <table:table-cell table:formula="of:=EXP([.C3])" office:value-type="float" office:value="1.00773724942054" calcext:value-type="float">
            <text:p>1.0077</text:p>
          </table:table-cell>
          <table:table-cell table:formula="of:=[.F3]-[.E3]" office:value-type="float" office:value="0.0000297790078569449" calcext:value-type="float">
            <text:p>0.0000</text:p>
          </table:table-cell>
          <table:table-cell table:formula="of:=[.$C$1]*[.$L$9]*(EXP([.$L$8]*[.A3]*[.$C$1])-1)/(2*[.$L$8])" office:value-type="float" office:value="0.000119269241968752" calcext:value-type="float">
            <text:p>0.0001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formula="of:=[.$C$1]+[.C3]" office:value-type="float" office:value="0.015414940825368" calcext:value-type="float">
            <text:p>0.02</text:p>
          </table:table-cell>
          <table:table-cell office:value-type="string" calcext:value-type="string">
            <text:p>y2</text:p>
          </table:table-cell>
          <table:table-cell table:formula="of:=[.E3] + [.E3]*[.$C$1]" office:value-type="float" office:value="1.01547434592553" calcext:value-type="float">
            <text:p>1.0155</text:p>
          </table:table-cell>
          <table:table-cell table:formula="of:=EXP([.C4])" office:value-type="float" office:value="1.01553436386968" calcext:value-type="float">
            <text:p>1.0155</text:p>
          </table:table-cell>
          <table:table-cell table:formula="of:=[.F4]-[.E4]" office:value-type="float" office:value="0.0000600179441472282" calcext:value-type="float">
            <text:p>0.0001</text:p>
          </table:table-cell>
          <table:table-cell table:formula="of:=[.$C$1]*[.$L$9]*(EXP([.$L$8]*[.A4]*[.$C$1])-1)/(2*[.$L$8])" office:value-type="float" office:value="0.000239461299810815" calcext:value-type="float">
            <text:p>0.0002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/>
          <table:table-cell office:value-type="string" calcext:value-type="string">
            <text:p>a=1/2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table:formula="of:=[.$C$1]+[.C4]" office:value-type="float" office:value="0.023122411238052" calcext:value-type="float">
            <text:p>0.02</text:p>
          </table:table-cell>
          <table:table-cell office:value-type="string" calcext:value-type="string">
            <text:p>y3</text:p>
          </table:table-cell>
          <table:table-cell table:formula="of:=[.E4] + [.E4]*[.$C$1]" office:value-type="float" office:value="1.02330108440159" calcext:value-type="float">
            <text:p>1.0233</text:p>
          </table:table-cell>
          <table:table-cell table:formula="of:=EXP([.C5])" office:value-type="float" office:value="1.02339180653807" calcext:value-type="float">
            <text:p>1.0234</text:p>
          </table:table-cell>
          <table:table-cell table:formula="of:=[.F5]-[.E5]" office:value-type="float" office:value="0.0000907221364767619" calcext:value-type="float">
            <text:p>0.0001</text:p>
          </table:table-cell>
          <table:table-cell table:formula="of:=[.$C$1]*[.$L$9]*(EXP([.$L$8]*[.A5]*[.$C$1])-1)/(2*[.$L$8])" office:value-type="float" office:value="0.000360583313582771" calcext:value-type="float">
            <text:p>0.0004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/>
          <table:table-cell office:value-type="string" calcext:value-type="string">
            <text:p>b=e^{1/2}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4</text:p>
          </table:table-cell>
          <table:table-cell table:formula="of:=[.$C$1]+[.C5]" office:value-type="float" office:value="0.030829881650736" calcext:value-type="float">
            <text:p>0.03</text:p>
          </table:table-cell>
          <table:table-cell office:value-type="string" calcext:value-type="string">
            <text:p>y4</text:p>
          </table:table-cell>
          <table:table-cell table:formula="of:=[.E5] + [.E5]*[.$C$1]" office:value-type="float" office:value="1.03118814723288" calcext:value-type="float">
            <text:p>1.0312</text:p>
          </table:table-cell>
          <table:table-cell table:formula="of:=EXP([.C6])" office:value-type="float" office:value="1.03131004420019" calcext:value-type="float">
            <text:p>1.0313</text:p>
          </table:table-cell>
          <table:table-cell table:formula="of:=[.F6]-[.E6]" office:value-type="float" office:value="0.000121896967307134" calcext:value-type="float">
            <text:p>0.0001</text:p>
          </table:table-cell>
          <table:table-cell table:formula="of:=[.$C$1]*[.$L$9]*(EXP([.$L$8]*[.A6]*[.$C$1])-1)/(2*[.$L$8])" office:value-type="float" office:value="0.0004826424785856" calcext:value-type="float">
            <text:p>0.0005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5</text:p>
          </table:table-cell>
          <table:table-cell table:formula="of:=[.$C$1]+[.C6]" office:value-type="float" office:value="0.03853735206342" calcext:value-type="float">
            <text:p>0.04</text:p>
          </table:table-cell>
          <table:table-cell office:value-type="string" calcext:value-type="string">
            <text:p>y5</text:p>
          </table:table-cell>
          <table:table-cell table:formula="of:=[.E6] + [.E6]*[.$C$1]" office:value-type="float" office:value="1.03913599936759" calcext:value-type="float">
            <text:p>1.0391</text:p>
          </table:table-cell>
          <table:table-cell table:formula="of:=EXP([.C7])" office:value-type="float" office:value="1.03928954724208" calcext:value-type="float">
            <text:p>1.0393</text:p>
          </table:table-cell>
          <table:table-cell table:formula="of:=[.F7]-[.E7]" office:value-type="float" office:value="0.000153547874485405" calcext:value-type="float">
            <text:p>0.0002</text:p>
          </table:table-cell>
          <table:table-cell table:formula="of:=[.$C$1]*[.$L$9]*(EXP([.$L$8]*[.A7]*[.$C$1])-1)/(2*[.$L$8])" office:value-type="float" office:value="0.000605646045792119" calcext:value-type="float">
            <text:p>0.0006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.0000</text:p>
          </table:table-cell>
          <table:table-cell table:number-columns-repeated="5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6</text:p>
          </table:table-cell>
          <table:table-cell table:formula="of:=[.$C$1]+[.C7]" office:value-type="float" office:value="0.046244822476104" calcext:value-type="float">
            <text:p>0.05</text:p>
          </table:table-cell>
          <table:table-cell office:value-type="string" calcext:value-type="string">
            <text:p>y6</text:p>
          </table:table-cell>
          <table:table-cell table:formula="of:=[.E7] + [.E7]*[.$C$1]" office:value-type="float" office:value="1.04714510933747" calcext:value-type="float">
            <text:p>1.0471</text:p>
          </table:table-cell>
          <table:table-cell table:formula="of:=EXP([.C8])" office:value-type="float" office:value="1.04733078968925" calcext:value-type="float">
            <text:p>1.0473</text:p>
          </table:table-cell>
          <table:table-cell table:formula="of:=[.F8]-[.E8]" office:value-type="float" office:value="0.000185680351778128" calcext:value-type="float">
            <text:p>0.0002</text:p>
          </table:table-cell>
          <table:table-cell table:formula="of:=[.$C$1]*[.$L$9]*(EXP([.$L$8]*[.A8]*[.$C$1])-1)/(2*[.$L$8])" office:value-type="float" office:value="0.00072960132227773" calcext:value-type="float">
            <text:p>0.0007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.0000</text:p>
          </table:table-cell>
          <table:table-cell table:number-columns-repeated="5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7</text:p>
          </table:table-cell>
          <table:table-cell table:formula="of:=[.$C$1]+[.C8]" office:value-type="float" office:value="0.0539522928887879" calcext:value-type="float">
            <text:p>0.05</text:p>
          </table:table-cell>
          <table:table-cell office:value-type="string" calcext:value-type="string">
            <text:p>y7</text:p>
          </table:table-cell>
          <table:table-cell table:formula="of:=[.E8] + [.E8]*[.$C$1]" office:value-type="float" office:value="1.05521594928548" calcext:value-type="float">
            <text:p>1.0552</text:p>
          </table:table-cell>
          <table:table-cell table:formula="of:=EXP([.C9])" office:value-type="float" office:value="1.05543424923489" calcext:value-type="float">
            <text:p>1.0554</text:p>
          </table:table-cell>
          <table:table-cell table:formula="of:=[.F9]-[.E9]" office:value-type="float" office:value="0.000218299949410472" calcext:value-type="float">
            <text:p>0.0002</text:p>
          </table:table-cell>
          <table:table-cell table:formula="of:=[.$C$1]*[.$L$9]*(EXP([.$L$8]*[.A9]*[.$C$1])-1)/(2*[.$L$8])" office:value-type="float" office:value="0.000854515671654499" calcext:value-type="float">
            <text:p>0.0009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4" calcext:value-type="float">
            <text:p>4.0000</text:p>
          </table:table-cell>
          <table:table-cell table:number-columns-repeated="5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8</text:p>
          </table:table-cell>
          <table:table-cell table:formula="of:=[.$C$1]+[.C9]" office:value-type="float" office:value="0.0616597633014719" calcext:value-type="float">
            <text:p>0.06</text:p>
          </table:table-cell>
          <table:table-cell office:value-type="string" calcext:value-type="string">
            <text:p>y8</text:p>
          </table:table-cell>
          <table:table-cell table:formula="of:=[.E9] + [.E9]*[.$C$1]" office:value-type="float" office:value="1.06334899499359" calcext:value-type="float">
            <text:p>1.0633</text:p>
          </table:table-cell>
          <table:table-cell table:formula="of:=EXP([.C10])" office:value-type="float" office:value="1.0636004072682" calcext:value-type="float">
            <text:p>1.0636</text:p>
          </table:table-cell>
          <table:table-cell table:formula="of:=[.F10]-[.E10]" office:value-type="float" office:value="0.000251412274612228" calcext:value-type="float">
            <text:p>0.0003</text:p>
          </table:table-cell>
          <table:table-cell table:formula="of:=[.$C$1]*[.$L$9]*(EXP([.$L$8]*[.A10]*[.$C$1])-1)/(2*[.$L$8])" office:value-type="float" office:value="0.000980396514508606" calcext:value-type="float">
            <text:p>0.0010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5" calcext:value-type="float">
            <text:p>0.5000</text:p>
          </table:table-cell>
          <table:table-cell table:number-columns-repeated="5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9</text:p>
          </table:table-cell>
          <table:table-cell table:formula="of:=[.$C$1]+[.C10]" office:value-type="float" office:value="0.0693672337141559" calcext:value-type="float">
            <text:p>0.07</text:p>
          </table:table-cell>
          <table:table-cell office:value-type="string" calcext:value-type="string">
            <text:p>y9</text:p>
          </table:table-cell>
          <table:table-cell table:formula="of:=[.E10] + [.E10]*[.$C$1]" office:value-type="float" office:value="1.07154472591086" calcext:value-type="float">
            <text:p>1.0715</text:p>
          </table:table-cell>
          <table:table-cell table:formula="of:=EXP([.C11])" office:value-type="float" office:value="1.07182974890302" calcext:value-type="float">
            <text:p>1.0718</text:p>
          </table:table-cell>
          <table:table-cell table:formula="of:=[.F11]-[.E11]" office:value-type="float" office:value="0.000285022992164929" calcext:value-type="float">
            <text:p>0.0003</text:p>
          </table:table-cell>
          <table:table-cell table:formula="of:=[.$C$1]*[.$L$9]*(EXP([.$L$8]*[.A11]*[.$C$1])-1)/(2*[.$L$8])" office:value-type="float" office:value="0.00110725132884114" calcext:value-type="float">
            <text:p>0.0011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/>
          <table:table-cell office:value-type="string" calcext:value-type="string">
            <text:p>epsilon</text:p>
          </table:table-cell>
          <table:table-cell office:value-type="float" office:value="0.01" calcext:value-type="float">
            <text:p>0.0100</text:p>
          </table:table-cell>
          <table:table-cell table:number-columns-repeated="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10</text:p>
          </table:table-cell>
          <table:table-cell table:formula="of:=[.$C$1]+[.C11]" office:value-type="float" office:value="0.0770747041268399" calcext:value-type="float">
            <text:p>0.08</text:p>
          </table:table-cell>
          <table:table-cell office:value-type="string" calcext:value-type="string">
            <text:p>y10</text:p>
          </table:table-cell>
          <table:table-cell table:formula="of:=[.E11] + [.E11]*[.$C$1]" office:value-type="float" office:value="1.07980362518168" calcext:value-type="float">
            <text:p>1.0798</text:p>
          </table:table-cell>
          <table:table-cell table:formula="of:=EXP([.C12])" office:value-type="float" office:value="1.08012276300664" calcext:value-type="float">
            <text:p>1.0801</text:p>
          </table:table-cell>
          <table:table-cell table:formula="of:=[.F12]-[.E12]" office:value-type="float" office:value="0.000319137824958071" calcext:value-type="float">
            <text:p>0.0003</text:p>
          </table:table-cell>
          <table:table-cell table:formula="of:=[.$C$1]*[.$L$9]*(EXP([.$L$8]*[.A12]*[.$C$1])-1)/(2*[.$L$8])" office:value-type="float" office:value="0.00123508765051236" calcext:value-type="float">
            <text:p>0.0012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11</text:p>
          </table:table-cell>
          <table:table-cell table:formula="of:=[.$C$1]+[.C12]" office:value-type="float" office:value="0.0847821745395239" calcext:value-type="float">
            <text:p>0.08</text:p>
          </table:table-cell>
          <table:table-cell office:value-type="string" calcext:value-type="string">
            <text:p>y11</text:p>
          </table:table-cell>
          <table:table-cell table:formula="of:=[.E12] + [.E12]*[.$C$1]" office:value-type="float" office:value="1.08812617967428" calcext:value-type="float">
            <text:p>1.0881</text:p>
          </table:table-cell>
          <table:table-cell table:formula="of:=EXP([.C13])" office:value-type="float" office:value="1.08847994222883" calcext:value-type="float">
            <text:p>1.0885</text:p>
          </table:table-cell>
          <table:table-cell table:formula="of:=[.F13]-[.E13]" office:value-type="float" office:value="0.000353762554547554" calcext:value-type="float">
            <text:p>0.0004</text:p>
          </table:table-cell>
          <table:table-cell table:formula="of:=[.$C$1]*[.$L$9]*(EXP([.$L$8]*[.A13]*[.$C$1])-1)/(2*[.$L$8])" office:value-type="float" office:value="0.00136391307368936" calcext:value-type="float">
            <text:p>0.0014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12</text:p>
          </table:table-cell>
          <table:table-cell table:formula="of:=[.$C$1]+[.C13]" office:value-type="float" office:value="0.0924896449522079" calcext:value-type="float">
            <text:p>0.09</text:p>
          </table:table-cell>
          <table:table-cell office:value-type="string" calcext:value-type="string">
            <text:p>y12</text:p>
          </table:table-cell>
          <table:table-cell table:formula="of:=[.E13] + [.E13]*[.$C$1]" office:value-type="float" office:value="1.09651288000939" calcext:value-type="float">
            <text:p>1.0965</text:p>
          </table:table-cell>
          <table:table-cell table:formula="of:=EXP([.C14])" office:value-type="float" office:value="1.09690178303111" calcext:value-type="float">
            <text:p>1.0969</text:p>
          </table:table-cell>
          <table:table-cell table:formula="of:=[.F14]-[.E14]" office:value-type="float" office:value="0.000388903021721898" calcext:value-type="float">
            <text:p>0.0004</text:p>
          </table:table-cell>
          <table:table-cell table:formula="of:=[.$C$1]*[.$L$9]*(EXP([.$L$8]*[.A14]*[.$C$1])-1)/(2*[.$L$8])" office:value-type="float" office:value="0.00149373525129719" calcext:value-type="float">
            <text:p>0.0015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/>
          <table:table-cell table:formula="of:=[.$L$11]*[.$L$8]*2/([.$L$9]*(EXP([.$L$10]*[.$L$8])-1))" office:value-type="float" office:value="0.00770747041268399" calcext:value-type="float">
            <text:p>0.0077</text:p>
          </table:table-cell>
          <table:table-cell table:number-columns-repeated="5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13</text:p>
          </table:table-cell>
          <table:table-cell table:formula="of:=[.$C$1]+[.C14]" office:value-type="float" office:value="0.100197115364892" calcext:value-type="float">
            <text:p>0.10</text:p>
          </table:table-cell>
          <table:table-cell office:value-type="string" calcext:value-type="string">
            <text:p>y13</text:p>
          </table:table-cell>
          <table:table-cell table:formula="of:=[.E14] + [.E14]*[.$C$1]" office:value-type="float" office:value="1.10496422058919" calcext:value-type="float">
            <text:p>1.1050</text:p>
          </table:table-cell>
          <table:table-cell table:formula="of:=EXP([.C15])" office:value-type="float" office:value="1.10538878571626" calcext:value-type="float">
            <text:p>1.1054</text:p>
          </table:table-cell>
          <table:table-cell table:formula="of:=[.F15]-[.E15]" office:value-type="float" office:value="0.000424565127070453" calcext:value-type="float">
            <text:p>0.0004</text:p>
          </table:table-cell>
          <table:table-cell table:formula="of:=[.$C$1]*[.$L$9]*(EXP([.$L$8]*[.A15]*[.$C$1])-1)/(2*[.$L$8])" office:value-type="float" office:value="0.00162456189547348" calcext:value-type="float">
            <text:p>0.0016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14</text:p>
          </table:table-cell>
          <table:table-cell table:formula="of:=[.$C$1]+[.C15]" office:value-type="float" office:value="0.107904585777576" calcext:value-type="float">
            <text:p>0.11</text:p>
          </table:table-cell>
          <table:table-cell office:value-type="string" calcext:value-type="string">
            <text:p>y14</text:p>
          </table:table-cell>
          <table:table-cell table:formula="of:=[.E15] + [.E15]*[.$C$1]" office:value-type="float" office:value="1.11348069962645" calcext:value-type="float">
            <text:p>1.1135</text:p>
          </table:table-cell>
          <table:table-cell table:formula="of:=EXP([.C16])" office:value-type="float" office:value="1.11394145445801" calcext:value-type="float">
            <text:p>1.1139</text:p>
          </table:table-cell>
          <table:table-cell table:formula="of:=[.F16]-[.E16]" office:value-type="float" office:value="0.000460754831560495" calcext:value-type="float">
            <text:p>0.0005</text:p>
          </table:table-cell>
          <table:table-cell table:formula="of:=[.$C$1]*[.$L$9]*(EXP([.$L$8]*[.A16]*[.$C$1])-1)/(2*[.$L$8])" office:value-type="float" office:value="0.00175640077802662" calcext:value-type="float">
            <text:p>0.0018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15</text:p>
          </table:table-cell>
          <table:table-cell table:formula="of:=[.$C$1]+[.C16]" office:value-type="float" office:value="0.11561205619026" calcext:value-type="float">
            <text:p>0.12</text:p>
          </table:table-cell>
          <table:table-cell office:value-type="string" calcext:value-type="string">
            <text:p>y15</text:p>
          </table:table-cell>
          <table:table-cell table:formula="of:=[.E16] + [.E16]*[.$C$1]" office:value-type="float" office:value="1.12206281917392" calcext:value-type="float">
            <text:p>1.1221</text:p>
          </table:table-cell>
          <table:table-cell table:formula="of:=EXP([.C17])" office:value-type="float" office:value="1.12256029733103" calcext:value-type="float">
            <text:p>1.1226</text:p>
          </table:table-cell>
          <table:table-cell table:formula="of:=[.F17]-[.E17]" office:value-type="float" office:value="0.00049747815711676" calcext:value-type="float">
            <text:p>0.0005</text:p>
          </table:table-cell>
          <table:table-cell table:formula="of:=[.$C$1]*[.$L$9]*(EXP([.$L$8]*[.A17]*[.$C$1])-1)/(2*[.$L$8])" office:value-type="float" office:value="0.00188925973089739" calcext:value-type="float">
            <text:p>0.0019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16</text:p>
          </table:table-cell>
          <table:table-cell table:formula="of:=[.$C$1]+[.C17]" office:value-type="float" office:value="0.123319526602944" calcext:value-type="float">
            <text:p>0.12</text:p>
          </table:table-cell>
          <table:table-cell office:value-type="string" calcext:value-type="string">
            <text:p>y16</text:p>
          </table:table-cell>
          <table:table-cell table:formula="of:=[.E17] + [.E17]*[.$C$1]" office:value-type="float" office:value="1.13071108515387" calcext:value-type="float">
            <text:p>1.1307</text:p>
          </table:table-cell>
          <table:table-cell table:formula="of:=EXP([.C18])" office:value-type="float" office:value="1.13124582634108" calcext:value-type="float">
            <text:p>1.1312</text:p>
          </table:table-cell>
          <table:table-cell table:formula="of:=[.F18]-[.E18]" office:value-type="float" office:value="0.000534741187207866" calcext:value-type="float">
            <text:p>0.0005</text:p>
          </table:table-cell>
          <table:table-cell table:formula="of:=[.$C$1]*[.$L$9]*(EXP([.$L$8]*[.A18]*[.$C$1])-1)/(2*[.$L$8])" office:value-type="float" office:value="0.00202314664662428" calcext:value-type="float">
            <text:p>0.0020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17</text:p>
          </table:table-cell>
          <table:table-cell table:formula="of:=[.$C$1]+[.C18]" office:value-type="float" office:value="0.131026997015628" calcext:value-type="float">
            <text:p>0.13</text:p>
          </table:table-cell>
          <table:table-cell office:value-type="string" calcext:value-type="string">
            <text:p>y17</text:p>
          </table:table-cell>
          <table:table-cell table:formula="of:=[.E18] + [.E18]*[.$C$1]" office:value-type="float" office:value="1.13942600738799" calcext:value-type="float">
            <text:p>1.1394</text:p>
          </table:table-cell>
          <table:table-cell table:formula="of:=EXP([.C19])" office:value-type="float" office:value="1.13999855745543" calcext:value-type="float">
            <text:p>1.1400</text:p>
          </table:table-cell>
          <table:table-cell table:formula="of:=[.F19]-[.E19]" office:value-type="float" office:value="0.000572550067437616" calcext:value-type="float">
            <text:p>0.0006</text:p>
          </table:table-cell>
          <table:table-cell table:formula="of:=[.$C$1]*[.$L$9]*(EXP([.$L$8]*[.A19]*[.$C$1])-1)/(2*[.$L$8])" office:value-type="float" office:value="0.0021580694788123" calcext:value-type="float">
            <text:p>0.0022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18</text:p>
          </table:table-cell>
          <table:table-cell table:formula="of:=[.$C$1]+[.C19]" office:value-type="float" office:value="0.138734467428312" calcext:value-type="float">
            <text:p>0.14</text:p>
          </table:table-cell>
          <table:table-cell office:value-type="string" calcext:value-type="string">
            <text:p>y18</text:p>
          </table:table-cell>
          <table:table-cell table:formula="of:=[.E19] + [.E19]*[.$C$1]" office:value-type="float" office:value="1.14820809962738" calcext:value-type="float">
            <text:p>1.1482</text:p>
          </table:table-cell>
          <table:table-cell table:formula="of:=EXP([.C20])" office:value-type="float" office:value="1.14881901063352" calcext:value-type="float">
            <text:p>1.1488</text:p>
          </table:table-cell>
          <table:table-cell table:formula="of:=[.F20]-[.E20]" office:value-type="float" office:value="0.000610911006141857" calcext:value-type="float">
            <text:p>0.0006</text:p>
          </table:table-cell>
          <table:table-cell table:formula="of:=[.$C$1]*[.$L$9]*(EXP([.$L$8]*[.A20]*[.$C$1])-1)/(2*[.$L$8])" office:value-type="float" office:value="0.00229403624260548" calcext:value-type="float">
            <text:p>0.0023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19</text:p>
          </table:table-cell>
          <table:table-cell table:formula="of:=[.$C$1]+[.C20]" office:value-type="float" office:value="0.146441937840996" calcext:value-type="float">
            <text:p>0.15</text:p>
          </table:table-cell>
          <table:table-cell office:value-type="string" calcext:value-type="string">
            <text:p>y19</text:p>
          </table:table-cell>
          <table:table-cell table:formula="of:=[.E20] + [.E20]*[.$C$1]" office:value-type="float" office:value="1.15705787958286" calcext:value-type="float">
            <text:p>1.1571</text:p>
          </table:table-cell>
          <table:table-cell table:formula="of:=EXP([.C21])" office:value-type="float" office:value="1.15770770985785" calcext:value-type="float">
            <text:p>1.1577</text:p>
          </table:table-cell>
          <table:table-cell table:formula="of:=[.F21]-[.E21]" office:value-type="float" office:value="0.000649830274990437" calcext:value-type="float">
            <text:p>0.0006</text:p>
          </table:table-cell>
          <table:table-cell table:formula="of:=[.$C$1]*[.$L$9]*(EXP([.$L$8]*[.A21]*[.$C$1])-1)/(2*[.$L$8])" office:value-type="float" office:value="0.00243105501516303" calcext:value-type="float">
            <text:p>0.0024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20</text:p>
          </table:table-cell>
          <table:table-cell table:formula="of:=[.$C$1]+[.C21]" office:value-type="float" office:value="0.15414940825368" calcext:value-type="float">
            <text:p>0.15</text:p>
          </table:table-cell>
          <table:table-cell office:value-type="string" calcext:value-type="string">
            <text:p>y20</text:p>
          </table:table-cell>
          <table:table-cell table:formula="of:=[.E21] + [.E21]*[.$C$1]" office:value-type="float" office:value="1.16597586895551" calcext:value-type="float">
            <text:p>1.1660</text:p>
          </table:table-cell>
          <table:table-cell table:formula="of:=EXP([.C22])" office:value-type="float" office:value="1.1666651831651" calcext:value-type="float">
            <text:p>1.1667</text:p>
          </table:table-cell>
          <table:table-cell table:formula="of:=[.F22]-[.E22]" office:value-type="float" office:value="0.000689314209596281" calcext:value-type="float">
            <text:p>0.0007</text:p>
          </table:table-cell>
          <table:table-cell table:formula="of:=[.$C$1]*[.$L$9]*(EXP([.$L$8]*[.A22]*[.$C$1])-1)/(2*[.$L$8])" office:value-type="float" office:value="0.00256913393613916" calcext:value-type="float">
            <text:p>0.0026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21</text:p>
          </table:table-cell>
          <table:table-cell table:formula="of:=[.$C$1]+[.C22]" office:value-type="float" office:value="0.161856878666364" calcext:value-type="float">
            <text:p>0.16</text:p>
          </table:table-cell>
          <table:table-cell office:value-type="string" calcext:value-type="string">
            <text:p>y21</text:p>
          </table:table-cell>
          <table:table-cell table:formula="of:=[.E22] + [.E22]*[.$C$1]" office:value-type="float" office:value="1.17496259346738" calcext:value-type="float">
            <text:p>1.1750</text:p>
          </table:table-cell>
          <table:table-cell table:formula="of:=EXP([.C23])" office:value-type="float" office:value="1.17569196267751" calcext:value-type="float">
            <text:p>1.1757</text:p>
          </table:table-cell>
          <table:table-cell table:formula="of:=[.F23]-[.E23]" office:value-type="float" office:value="0.000729369210128006" calcext:value-type="float">
            <text:p>0.0007</text:p>
          </table:table-cell>
          <table:table-cell table:formula="of:=[.$C$1]*[.$L$9]*(EXP([.$L$8]*[.A23]*[.$C$1])-1)/(2*[.$L$8])" office:value-type="float" office:value="0.0027082812081666" calcext:value-type="float">
            <text:p>0.0027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22</text:p>
          </table:table-cell>
          <table:table-cell table:formula="of:=[.$C$1]+[.C23]" office:value-type="float" office:value="0.169564349079048" calcext:value-type="float">
            <text:p>0.17</text:p>
          </table:table-cell>
          <table:table-cell office:value-type="string" calcext:value-type="string">
            <text:p>y22</text:p>
          </table:table-cell>
          <table:table-cell table:formula="of:=[.E23] + [.E23]*[.$C$1]" office:value-type="float" office:value="1.18401858289254" calcext:value-type="float">
            <text:p>1.1840</text:p>
          </table:table-cell>
          <table:table-cell table:formula="of:=EXP([.C24])" office:value-type="float" office:value="1.18478858463447" calcext:value-type="float">
            <text:p>1.1848</text:p>
          </table:table-cell>
          <table:table-cell table:formula="of:=[.F24]-[.E24]" office:value-type="float" office:value="0.000770001741928983" calcext:value-type="float">
            <text:p>0.0008</text:p>
          </table:table-cell>
          <table:table-cell table:formula="of:=[.$C$1]*[.$L$9]*(EXP([.$L$8]*[.A24]*[.$C$1])-1)/(2*[.$L$8])" office:value-type="float" office:value="0.0028485050973439" calcext:value-type="float">
            <text:p>0.0028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23</text:p>
          </table:table-cell>
          <table:table-cell table:formula="of:=[.$C$1]+[.C24]" office:value-type="float" office:value="0.177271819491732" calcext:value-type="float">
            <text:p>0.18</text:p>
          </table:table-cell>
          <table:table-cell office:value-type="string" calcext:value-type="string">
            <text:p>y23</text:p>
          </table:table-cell>
          <table:table-cell table:formula="of:=[.E24] + [.E24]*[.$C$1]" office:value-type="float" office:value="1.19314437108826" calcext:value-type="float">
            <text:p>1.1931</text:p>
          </table:table-cell>
          <table:table-cell table:formula="of:=EXP([.C25])" office:value-type="float" office:value="1.1939555894244" calcext:value-type="float">
            <text:p>1.1940</text:p>
          </table:table-cell>
          <table:table-cell table:formula="of:=[.F25]-[.E25]" office:value-type="float" office:value="0.000811218336143282" calcext:value-type="float">
            <text:p>0.0008</text:p>
          </table:table-cell>
          <table:table-cell table:formula="of:=[.$C$1]*[.$L$9]*(EXP([.$L$8]*[.A25]*[.$C$1])-1)/(2*[.$L$8])" office:value-type="float" office:value="0.00298981393372648" calcext:value-type="float">
            <text:p>0.0030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24</text:p>
          </table:table-cell>
          <table:table-cell table:formula="of:=[.$C$1]+[.C25]" office:value-type="float" office:value="0.184979289904416" calcext:value-type="float">
            <text:p>0.18</text:p>
          </table:table-cell>
          <table:table-cell office:value-type="string" calcext:value-type="string">
            <text:p>y24</text:p>
          </table:table-cell>
          <table:table-cell table:formula="of:=[.E25] + [.E25]*[.$C$1]" office:value-type="float" office:value="1.20234049602648" calcext:value-type="float">
            <text:p>1.2023</text:p>
          </table:table-cell>
          <table:table-cell table:formula="of:=EXP([.C26])" office:value-type="float" office:value="1.20319352161682" calcext:value-type="float">
            <text:p>1.2032</text:p>
          </table:table-cell>
          <table:table-cell table:formula="of:=[.F26]-[.E26]" office:value-type="float" office:value="0.000853025590345835" calcext:value-type="float">
            <text:p>0.0009</text:p>
          </table:table-cell>
          <table:table-cell table:formula="of:=[.$C$1]*[.$L$9]*(EXP([.$L$8]*[.A26]*[.$C$1])-1)/(2*[.$L$8])" office:value-type="float" office:value="0.00313221611182148" calcext:value-type="float">
            <text:p>0.0031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25</text:p>
          </table:table-cell>
          <table:table-cell table:formula="of:=[.$C$1]+[.C26]" office:value-type="float" office:value="0.1926867603171" calcext:value-type="float">
            <text:p>0.19</text:p>
          </table:table-cell>
          <table:table-cell office:value-type="string" calcext:value-type="string">
            <text:p>y25</text:p>
          </table:table-cell>
          <table:table-cell table:formula="of:=[.E26] + [.E26]*[.$C$1]" office:value-type="float" office:value="1.21160749982557" calcext:value-type="float">
            <text:p>1.2116</text:p>
          </table:table-cell>
          <table:table-cell table:formula="of:=EXP([.C27])" office:value-type="float" office:value="1.21250292999475" calcext:value-type="float">
            <text:p>1.2125</text:p>
          </table:table-cell>
          <table:table-cell table:formula="of:=[.F27]-[.E27]" office:value-type="float" office:value="0.00089543016917859" calcext:value-type="float">
            <text:p>0.0009</text:p>
          </table:table-cell>
          <table:table-cell table:formula="of:=[.$C$1]*[.$L$9]*(EXP([.$L$8]*[.A27]*[.$C$1])-1)/(2*[.$L$8])" office:value-type="float" office:value="0.00327572009108644" calcext:value-type="float">
            <text:p>0.0033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26</text:p>
          </table:table-cell>
          <table:table-cell table:formula="of:=[.$C$1]+[.C27]" office:value-type="float" office:value="0.200394230729784" calcext:value-type="float">
            <text:p>0.20</text:p>
          </table:table-cell>
          <table:table-cell office:value-type="string" calcext:value-type="string">
            <text:p>y26</text:p>
          </table:table-cell>
          <table:table-cell table:formula="of:=[.E27] + [.E27]*[.$C$1]" office:value-type="float" office:value="1.22094592878227" calcext:value-type="float">
            <text:p>1.2209</text:p>
          </table:table-cell>
          <table:table-cell table:formula="of:=EXP([.C28])" office:value-type="float" office:value="1.22188436758726" calcext:value-type="float">
            <text:p>1.2219</text:p>
          </table:table-cell>
          <table:table-cell table:formula="of:=[.F28]-[.E28]" office:value-type="float" office:value="0.000938438804993336" calcext:value-type="float">
            <text:p>0.0009</text:p>
          </table:table-cell>
          <table:table-cell table:formula="of:=[.$C$1]*[.$L$9]*(EXP([.$L$8]*[.A28]*[.$C$1])-1)/(2*[.$L$8])" office:value-type="float" office:value="0.00342033439643181" calcext:value-type="float">
            <text:p>0.0034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27</text:p>
          </table:table-cell>
          <table:table-cell table:formula="of:=[.$C$1]+[.C28]" office:value-type="float" office:value="0.208101701142468" calcext:value-type="float">
            <text:p>0.21</text:p>
          </table:table-cell>
          <table:table-cell office:value-type="string" calcext:value-type="string">
            <text:p>y27</text:p>
          </table:table-cell>
          <table:table-cell table:formula="of:=[.E28] + [.E28]*[.$C$1]" office:value-type="float" office:value="1.23035633340384" calcext:value-type="float">
            <text:p>1.2304</text:p>
          </table:table-cell>
          <table:table-cell table:formula="of:=EXP([.C29])" office:value-type="float" office:value="1.23133839170234" calcext:value-type="float">
            <text:p>1.2313</text:p>
          </table:table-cell>
          <table:table-cell table:formula="of:=[.F29]-[.E29]" office:value-type="float" office:value="0.000982058298499622" calcext:value-type="float">
            <text:p>0.0010</text:p>
          </table:table-cell>
          <table:table-cell table:formula="of:=[.$C$1]*[.$L$9]*(EXP([.$L$8]*[.A29]*[.$C$1])-1)/(2*[.$L$8])" office:value-type="float" office:value="0.00356606761872741" calcext:value-type="float">
            <text:p>0.0036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28</text:p>
          </table:table-cell>
          <table:table-cell table:formula="of:=[.$C$1]+[.C29]" office:value-type="float" office:value="0.215809171555152" calcext:value-type="float">
            <text:p>0.22</text:p>
          </table:table-cell>
          <table:table-cell office:value-type="string" calcext:value-type="string">
            <text:p>y28</text:p>
          </table:table-cell>
          <table:table-cell table:formula="of:=[.E29] + [.E29]*[.$C$1]" office:value-type="float" office:value="1.23983926844061" calcext:value-type="float">
            <text:p>1.2398</text:p>
          </table:table-cell>
          <table:table-cell table:formula="of:=EXP([.C30])" office:value-type="float" office:value="1.24086556396003" calcext:value-type="float">
            <text:p>1.2409</text:p>
          </table:table-cell>
          <table:table-cell table:formula="of:=[.F30]-[.E30]" office:value-type="float" office:value="0.00102629551942002" calcext:value-type="float">
            <text:p>0.0010</text:p>
          </table:table-cell>
          <table:table-cell table:formula="of:=[.$C$1]*[.$L$9]*(EXP([.$L$8]*[.A30]*[.$C$1])-1)/(2*[.$L$8])" office:value-type="float" office:value="0.00371292841531277" calcext:value-type="float">
            <text:p>0.0037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29</text:p>
          </table:table-cell>
          <table:table-cell table:formula="of:=[.$C$1]+[.C30]" office:value-type="float" office:value="0.223516641967836" calcext:value-type="float">
            <text:p>0.22</text:p>
          </table:table-cell>
          <table:table-cell office:value-type="string" calcext:value-type="string">
            <text:p>y29</text:p>
          </table:table-cell>
          <table:table-cell table:formula="of:=[.E30] + [.E30]*[.$C$1]" office:value-type="float" office:value="1.2493952929186" calcext:value-type="float">
            <text:p>1.2494</text:p>
          </table:table-cell>
          <table:table-cell table:formula="of:=EXP([.C31])" office:value-type="float" office:value="1.25046645032575" calcext:value-type="float">
            <text:p>1.2505</text:p>
          </table:table-cell>
          <table:table-cell table:formula="of:=[.F31]-[.E31]" office:value-type="float" office:value="0.00107115740714936" calcext:value-type="float">
            <text:p>0.0011</text:p>
          </table:table-cell>
          <table:table-cell table:formula="of:=[.$C$1]*[.$L$9]*(EXP([.$L$8]*[.A31]*[.$C$1])-1)/(2*[.$L$8])" office:value-type="float" office:value="0.00386092551051141" calcext:value-type="float">
            <text:p>0.0039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30</text:p>
          </table:table-cell>
          <table:table-cell table:formula="of:=[.$C$1]+[.C31]" office:value-type="float" office:value="0.23122411238052" calcext:value-type="float">
            <text:p>0.23</text:p>
          </table:table-cell>
          <table:table-cell office:value-type="string" calcext:value-type="string">
            <text:p>y30</text:p>
          </table:table-cell>
          <table:table-cell table:formula="of:=[.E31] + [.E31]*[.$C$1]" office:value-type="float" office:value="1.25902497017252" calcext:value-type="float">
            <text:p>1.2590</text:p>
          </table:table-cell>
          <table:table-cell table:formula="of:=EXP([.C32])" office:value-type="float" office:value="1.26014162114394" calcext:value-type="float">
            <text:p>1.2601</text:p>
          </table:table-cell>
          <table:table-cell table:formula="of:=[.F32]-[.E32]" office:value-type="float" office:value="0.00111665097142133" calcext:value-type="float">
            <text:p>0.0011</text:p>
          </table:table-cell>
          <table:table-cell table:formula="of:=[.$C$1]*[.$L$9]*(EXP([.$L$8]*[.A32]*[.$C$1])-1)/(2*[.$L$8])" office:value-type="float" office:value="0.00401006769614912" calcext:value-type="float">
            <text:p>0.0040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31</text:p>
          </table:table-cell>
          <table:table-cell table:formula="of:=[.$C$1]+[.C32]" office:value-type="float" office:value="0.238931582793204" calcext:value-type="float">
            <text:p>0.24</text:p>
          </table:table-cell>
          <table:table-cell office:value-type="string" calcext:value-type="string">
            <text:p>y31</text:p>
          </table:table-cell>
          <table:table-cell table:formula="of:=[.E32] + [.E32]*[.$C$1]" office:value-type="float" office:value="1.26872886787895" calcext:value-type="float">
            <text:p>1.2687</text:p>
          </table:table-cell>
          <table:table-cell table:formula="of:=EXP([.C33])" office:value-type="float" office:value="1.26989165117193" calcext:value-type="float">
            <text:p>1.2699</text:p>
          </table:table-cell>
          <table:table-cell table:formula="of:=[.F33]-[.E33]" office:value-type="float" office:value="0.00116278329298192" calcext:value-type="float">
            <text:p>0.0012</text:p>
          </table:table-cell>
          <table:table-cell table:formula="of:=[.$C$1]*[.$L$9]*(EXP([.$L$8]*[.A33]*[.$C$1])-1)/(2*[.$L$8])" office:value-type="float" office:value="0.00416036383207623" calcext:value-type="float">
            <text:p>0.0042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32</text:p>
          </table:table-cell>
          <table:table-cell table:formula="of:=[.$C$1]+[.C33]" office:value-type="float" office:value="0.246639053205888" calcext:value-type="float">
            <text:p>0.25</text:p>
          </table:table-cell>
          <table:table-cell office:value-type="string" calcext:value-type="string">
            <text:p>y32</text:p>
          </table:table-cell>
          <table:table-cell table:formula="of:=[.E33] + [.E33]*[.$C$1]" office:value-type="float" office:value="1.27850755808985" calcext:value-type="float">
            <text:p>1.2785</text:p>
          </table:table-cell>
          <table:table-cell table:formula="of:=EXP([.C34])" office:value-type="float" office:value="1.27971711961411" calcext:value-type="float">
            <text:p>1.2797</text:p>
          </table:table-cell>
          <table:table-cell table:formula="of:=[.F34]-[.E34]" office:value-type="float" office:value="0.00120956152426666" calcext:value-type="float">
            <text:p>0.0012</text:p>
          </table:table-cell>
          <table:table-cell table:formula="of:=[.$C$1]*[.$L$9]*(EXP([.$L$8]*[.A34]*[.$C$1])-1)/(2*[.$L$8])" office:value-type="float" office:value="0.00431182284669395" calcext:value-type="float">
            <text:p>0.0043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33</text:p>
          </table:table-cell>
          <table:table-cell table:formula="of:=[.$C$1]+[.C34]" office:value-type="float" office:value="0.254346523618572" calcext:value-type="float">
            <text:p>0.25</text:p>
          </table:table-cell>
          <table:table-cell office:value-type="string" calcext:value-type="string">
            <text:p>y33</text:p>
          </table:table-cell>
          <table:table-cell table:formula="of:=[.E34] + [.E34]*[.$C$1]" office:value-type="float" office:value="1.28836161726622" calcext:value-type="float">
            <text:p>1.2884</text:p>
          </table:table-cell>
          <table:table-cell table:formula="of:=EXP([.C35])" office:value-type="float" office:value="1.28961861015631" calcext:value-type="float">
            <text:p>1.2896</text:p>
          </table:table-cell>
          <table:table-cell table:formula="of:=[.F35]-[.E35]" office:value-type="float" office:value="0.00125699289008718" calcext:value-type="float">
            <text:p>0.0013</text:p>
          </table:table-cell>
          <table:table-cell table:formula="of:=[.$C$1]*[.$L$9]*(EXP([.$L$8]*[.A35]*[.$C$1])-1)/(2*[.$L$8])" office:value-type="float" office:value="0.00446445373748477" calcext:value-type="float">
            <text:p>0.0045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34</text:p>
          </table:table-cell>
          <table:table-cell table:formula="of:=[.$C$1]+[.C35]" office:value-type="float" office:value="0.262053994031256" calcext:value-type="float">
            <text:p>0.26</text:p>
          </table:table-cell>
          <table:table-cell office:value-type="string" calcext:value-type="string">
            <text:p>y34</text:p>
          </table:table-cell>
          <table:table-cell table:formula="of:=[.E35] + [.E35]*[.$C$1]" office:value-type="float" office:value="1.29829162631214" calcext:value-type="float">
            <text:p>1.2983</text:p>
          </table:table-cell>
          <table:table-cell table:formula="of:=EXP([.C36])" office:value-type="float" office:value="1.29959671100046" calcext:value-type="float">
            <text:p>1.2996</text:p>
          </table:table-cell>
          <table:table-cell table:formula="of:=[.F36]-[.E36]" office:value-type="float" office:value="0.00130508468832091" calcext:value-type="float">
            <text:p>0.0013</text:p>
          </table:table-cell>
          <table:table-cell table:formula="of:=[.$C$1]*[.$L$9]*(EXP([.$L$8]*[.A36]*[.$C$1])-1)/(2*[.$L$8])" office:value-type="float" office:value="0.00461826557154691" calcext:value-type="float">
            <text:p>0.0046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35</text:p>
          </table:table-cell>
          <table:table-cell table:formula="of:=[.$C$1]+[.C36]" office:value-type="float" office:value="0.26976146444394" calcext:value-type="float">
            <text:p>0.27</text:p>
          </table:table-cell>
          <table:table-cell office:value-type="string" calcext:value-type="string">
            <text:p>y35</text:p>
          </table:table-cell>
          <table:table-cell table:formula="of:=[.E36] + [.E36]*[.$C$1]" office:value-type="float" office:value="1.30829817060897" calcext:value-type="float">
            <text:p>1.3083</text:p>
          </table:table-cell>
          <table:table-cell table:formula="of:=EXP([.C37])" office:value-type="float" office:value="1.30965201489958" calcext:value-type="float">
            <text:p>1.3097</text:p>
          </table:table-cell>
          <table:table-cell table:formula="of:=[.F37]-[.E37]" office:value-type="float" office:value="0.00135384429061003" calcext:value-type="float">
            <text:p>0.0014</text:p>
          </table:table-cell>
          <table:table-cell table:formula="of:=[.$C$1]*[.$L$9]*(EXP([.$L$8]*[.A37]*[.$C$1])-1)/(2*[.$L$8])" office:value-type="float" office:value="0.00477326748613302" calcext:value-type="float">
            <text:p>0.0048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36</text:p>
          </table:table-cell>
          <table:table-cell table:formula="of:=[.$C$1]+[.C37]" office:value-type="float" office:value="0.277468934856624" calcext:value-type="float">
            <text:p>0.28</text:p>
          </table:table-cell>
          <table:table-cell office:value-type="string" calcext:value-type="string">
            <text:p>y36</text:p>
          </table:table-cell>
          <table:table-cell table:formula="of:=[.E37] + [.E37]*[.$C$1]" office:value-type="float" office:value="1.31838184004991" calcext:value-type="float">
            <text:p>1.3184</text:p>
          </table:table-cell>
          <table:table-cell table:formula="of:=EXP([.C38])" office:value-type="float" office:value="1.31978511919297" calcext:value-type="float">
            <text:p>1.3198</text:p>
          </table:table-cell>
          <table:table-cell table:formula="of:=[.F38]-[.E38]" office:value-type="float" office:value="0.00140327914306493" calcext:value-type="float">
            <text:p>0.0014</text:p>
          </table:table-cell>
          <table:table-cell table:formula="of:=[.$C$1]*[.$L$9]*(EXP([.$L$8]*[.A38]*[.$C$1])-1)/(2*[.$L$8])" office:value-type="float" office:value="0.00492946868919294" calcext:value-type="float">
            <text:p>0.0049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37</text:p>
          </table:table-cell>
          <table:table-cell table:formula="of:=[.$C$1]+[.C38]" office:value-type="float" office:value="0.285176405269308" calcext:value-type="float">
            <text:p>0.29</text:p>
          </table:table-cell>
          <table:table-cell office:value-type="string" calcext:value-type="string">
            <text:p>y37</text:p>
          </table:table-cell>
          <table:table-cell table:formula="of:=[.E38] + [.E38]*[.$C$1]" office:value-type="float" office:value="1.32854322907471" calcext:value-type="float">
            <text:p>1.3285</text:p>
          </table:table-cell>
          <table:table-cell table:formula="of:=EXP([.C39])" office:value-type="float" office:value="1.32999662584169" calcext:value-type="float">
            <text:p>1.3300</text:p>
          </table:table-cell>
          <table:table-cell table:formula="of:=[.F39]-[.E39]" office:value-type="float" office:value="0.00145339676697498" calcext:value-type="float">
            <text:p>0.0015</text:p>
          </table:table-cell>
          <table:table-cell table:formula="of:=[.$C$1]*[.$L$9]*(EXP([.$L$8]*[.A39]*[.$C$1])-1)/(2*[.$L$8])" office:value-type="float" office:value="0.00508687845992072" calcext:value-type="float">
            <text:p>0.0051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38</text:p>
          </table:table-cell>
          <table:table-cell table:formula="of:=[.$C$1]+[.C39]" office:value-type="float" office:value="0.292883875681992" calcext:value-type="float">
            <text:p>0.29</text:p>
          </table:table-cell>
          <table:table-cell office:value-type="string" calcext:value-type="string">
            <text:p>y38</text:p>
          </table:table-cell>
          <table:table-cell table:formula="of:=[.E39] + [.E39]*[.$C$1]" office:value-type="float" office:value="1.33878293670478" calcext:value-type="float">
            <text:p>1.3388</text:p>
          </table:table-cell>
          <table:table-cell table:formula="of:=EXP([.C40])" office:value-type="float" office:value="1.3402871414643" calcext:value-type="float">
            <text:p>1.3403</text:p>
          </table:table-cell>
          <table:table-cell table:formula="of:=[.F40]-[.E40]" office:value-type="float" office:value="0.00150420475952506" calcext:value-type="float">
            <text:p>0.0015</text:p>
          </table:table-cell>
          <table:table-cell table:formula="of:=[.$C$1]*[.$L$9]*(EXP([.$L$8]*[.A40]*[.$C$1])-1)/(2*[.$L$8])" office:value-type="float" office:value="0.00524550614930586" calcext:value-type="float">
            <text:p>0.0052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39</text:p>
          </table:table-cell>
          <table:table-cell table:formula="of:=[.$C$1]+[.C40]" office:value-type="float" office:value="0.300591346094676" calcext:value-type="float">
            <text:p>0.30</text:p>
          </table:table-cell>
          <table:table-cell office:value-type="string" calcext:value-type="string">
            <text:p>y39</text:p>
          </table:table-cell>
          <table:table-cell table:formula="of:=[.E40] + [.E40]*[.$C$1]" office:value-type="float" office:value="1.34910156657844" calcext:value-type="float">
            <text:p>1.3491</text:p>
          </table:table-cell>
          <table:table-cell table:formula="of:=EXP([.C41])" office:value-type="float" office:value="1.35065727737296" calcext:value-type="float">
            <text:p>1.3507</text:p>
          </table:table-cell>
          <table:table-cell table:formula="of:=[.F41]-[.E41]" office:value-type="float" office:value="0.0015557107945201" calcext:value-type="float">
            <text:p>0.0016</text:p>
          </table:table-cell>
          <table:table-cell table:formula="of:=[.$C$1]*[.$L$9]*(EXP([.$L$8]*[.A41]*[.$C$1])-1)/(2*[.$L$8])" office:value-type="float" office:value="0.00540536118068877" calcext:value-type="float">
            <text:p>0.0054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40</text:p>
          </table:table-cell>
          <table:table-cell table:formula="of:=[.$C$1]+[.C41]" office:value-type="float" office:value="0.30829881650736" calcext:value-type="float">
            <text:p>0.31</text:p>
          </table:table-cell>
          <table:table-cell office:value-type="string" calcext:value-type="string">
            <text:p>y40</text:p>
          </table:table-cell>
          <table:table-cell table:formula="of:=[.E41] + [.E41]*[.$C$1]" office:value-type="float" office:value="1.35949972698655" calcext:value-type="float">
            <text:p>1.3595</text:p>
          </table:table-cell>
          <table:table-cell table:formula="of:=EXP([.C42])" office:value-type="float" office:value="1.36110764960966" calcext:value-type="float">
            <text:p>1.3611</text:p>
          </table:table-cell>
          <table:table-cell table:formula="of:=[.F42]-[.E42]" office:value-type="float" office:value="0.00160792262311471" calcext:value-type="float">
            <text:p>0.0016</text:p>
          </table:table-cell>
          <table:table-cell table:formula="of:=[.$C$1]*[.$L$9]*(EXP([.$L$8]*[.A42]*[.$C$1])-1)/(2*[.$L$8])" office:value-type="float" office:value="0.00556645305032063" calcext:value-type="float">
            <text:p>0.0056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41</text:p>
          </table:table-cell>
          <table:table-cell table:formula="of:=[.$C$1]+[.C42]" office:value-type="float" office:value="0.316006286920044" calcext:value-type="float">
            <text:p>0.32</text:p>
          </table:table-cell>
          <table:table-cell office:value-type="string" calcext:value-type="string">
            <text:p>y41</text:p>
          </table:table-cell>
          <table:table-cell table:formula="of:=[.E42] + [.E42]*[.$C$1]" office:value-type="float" office:value="1.36997803090835" calcext:value-type="float">
            <text:p>1.3700</text:p>
          </table:table-cell>
          <table:table-cell table:formula="of:=EXP([.C43])" office:value-type="float" office:value="1.3716388789829" calcext:value-type="float">
            <text:p>1.3716</text:p>
          </table:table-cell>
          <table:table-cell table:formula="of:=[.F43]-[.E43]" office:value-type="float" office:value="0.00166084807455014" calcext:value-type="float">
            <text:p>0.0017</text:p>
          </table:table-cell>
          <table:table-cell table:formula="of:=[.$C$1]*[.$L$9]*(EXP([.$L$8]*[.A43]*[.$C$1])-1)/(2*[.$L$8])" office:value-type="float" office:value="0.00572879132792744" calcext:value-type="float">
            <text:p>0.0057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42</text:p>
          </table:table-cell>
          <table:table-cell table:formula="of:=[.$C$1]+[.C43]" office:value-type="float" office:value="0.323713757332728" calcext:value-type="float">
            <text:p>0.32</text:p>
          </table:table-cell>
          <table:table-cell office:value-type="string" calcext:value-type="string">
            <text:p>y42</text:p>
          </table:table-cell>
          <table:table-cell table:formula="of:=[.E43] + [.E43]*[.$C$1]" office:value-type="float" office:value="1.3805370960476" calcext:value-type="float">
            <text:p>1.3805</text:p>
          </table:table-cell>
          <table:table-cell table:formula="of:=EXP([.C44])" office:value-type="float" office:value="1.3822515911045" calcext:value-type="float">
            <text:p>1.3823</text:p>
          </table:table-cell>
          <table:table-cell table:formula="of:=[.F44]-[.E44]" office:value-type="float" office:value="0.00171449505689902" calcext:value-type="float">
            <text:p>0.0017</text:p>
          </table:table-cell>
          <table:table-cell table:formula="of:=[.$C$1]*[.$L$9]*(EXP([.$L$8]*[.A44]*[.$C$1])-1)/(2*[.$L$8])" office:value-type="float" office:value="0.0058923856572786" calcext:value-type="float">
            <text:p>0.0059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43</text:p>
          </table:table-cell>
          <table:table-cell table:formula="of:=[.$C$1]+[.C44]" office:value-type="float" office:value="0.331421227745412" calcext:value-type="float">
            <text:p>0.33</text:p>
          </table:table-cell>
          <table:table-cell office:value-type="string" calcext:value-type="string">
            <text:p>y43</text:p>
          </table:table-cell>
          <table:table-cell table:formula="of:=[.E44] + [.E44]*[.$C$1]" office:value-type="float" office:value="1.391177544869" calcext:value-type="float">
            <text:p>1.3912</text:p>
          </table:table-cell>
          <table:table-cell table:formula="of:=EXP([.C45])" office:value-type="float" office:value="1.39294641642681" calcext:value-type="float">
            <text:p>1.3929</text:p>
          </table:table-cell>
          <table:table-cell table:formula="of:=[.F45]-[.E45]" office:value-type="float" office:value="0.00176887155781458" calcext:value-type="float">
            <text:p>0.0018</text:p>
          </table:table-cell>
          <table:table-cell table:formula="of:=[.$C$1]*[.$L$9]*(EXP([.$L$8]*[.A45]*[.$C$1])-1)/(2*[.$L$8])" office:value-type="float" office:value="0.00605724575675974" calcext:value-type="float">
            <text:p>0.0061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44</text:p>
          </table:table-cell>
          <table:table-cell table:formula="of:=[.$C$1]+[.C45]" office:value-type="float" office:value="0.339128698158096" calcext:value-type="float">
            <text:p>0.34</text:p>
          </table:table-cell>
          <table:table-cell office:value-type="string" calcext:value-type="string">
            <text:p>y44</text:p>
          </table:table-cell>
          <table:table-cell table:formula="of:=[.E45] + [.E45]*[.$C$1]" office:value-type="float" office:value="1.40190000463487" calcext:value-type="float">
            <text:p>1.4019</text:p>
          </table:table-cell>
          <table:table-cell table:formula="of:=EXP([.C46])" office:value-type="float" office:value="1.40372399028016" calcext:value-type="float">
            <text:p>1.4037</text:p>
          </table:table-cell>
          <table:table-cell table:formula="of:=[.F46]-[.E46]" office:value-type="float" office:value="0.00182398564528952" calcext:value-type="float">
            <text:p>0.0018</text:p>
          </table:table-cell>
          <table:table-cell table:formula="of:=[.$C$1]*[.$L$9]*(EXP([.$L$8]*[.A46]*[.$C$1])-1)/(2*[.$L$8])" office:value-type="float" office:value="0.00622338141995005" calcext:value-type="float">
            <text:p>0.0062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45</text:p>
          </table:table-cell>
          <table:table-cell table:formula="of:=[.$C$1]+[.C46]" office:value-type="float" office:value="0.34683616857078" calcext:value-type="float">
            <text:p>0.35</text:p>
          </table:table-cell>
          <table:table-cell office:value-type="string" calcext:value-type="string">
            <text:p>y45</text:p>
          </table:table-cell>
          <table:table-cell table:formula="of:=[.E46] + [.E46]*[.$C$1]" office:value-type="float" office:value="1.41270510744213" calcext:value-type="float">
            <text:p>1.4127</text:p>
          </table:table-cell>
          <table:table-cell table:formula="of:=EXP([.C47])" office:value-type="float" office:value="1.41458495291055" calcext:value-type="float">
            <text:p>1.4146</text:p>
          </table:table-cell>
          <table:table-cell table:formula="of:=[.F47]-[.E47]" office:value-type="float" office:value="0.00187984546841946" calcext:value-type="float">
            <text:p>0.0019</text:p>
          </table:table-cell>
          <table:table-cell table:formula="of:=[.$C$1]*[.$L$9]*(EXP([.$L$8]*[.A47]*[.$C$1])-1)/(2*[.$L$8])" office:value-type="float" office:value="0.00639080251620412" calcext:value-type="float">
            <text:p>0.0064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46</text:p>
          </table:table-cell>
          <table:table-cell table:formula="of:=[.$C$1]+[.C47]" office:value-type="float" office:value="0.354543638983464" calcext:value-type="float">
            <text:p>0.35</text:p>
          </table:table-cell>
          <table:table-cell office:value-type="string" calcext:value-type="string">
            <text:p>y46</text:p>
          </table:table-cell>
          <table:table-cell table:formula="of:=[.E47] + [.E47]*[.$C$1]" office:value-type="float" office:value="1.42359349025959" calcext:value-type="float">
            <text:p>1.4236</text:p>
          </table:table-cell>
          <table:table-cell table:formula="of:=EXP([.C48])" office:value-type="float" office:value="1.42552994951776" calcext:value-type="float">
            <text:p>1.4255</text:p>
          </table:table-cell>
          <table:table-cell table:formula="of:=[.F48]-[.E48]" office:value-type="float" office:value="0.00193645925817498" calcext:value-type="float">
            <text:p>0.0019</text:p>
          </table:table-cell>
          <table:table-cell table:formula="of:=[.$C$1]*[.$L$9]*(EXP([.$L$8]*[.A48]*[.$C$1])-1)/(2*[.$L$8])" office:value-type="float" office:value="0.00655951899123817" calcext:value-type="float">
            <text:p>0.0066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47</text:p>
          </table:table-cell>
          <table:table-cell table:formula="of:=[.$C$1]+[.C48]" office:value-type="float" office:value="0.362251109396148" calcext:value-type="float">
            <text:p>0.36</text:p>
          </table:table-cell>
          <table:table-cell office:value-type="string" calcext:value-type="string">
            <text:p>y47</text:p>
          </table:table-cell>
          <table:table-cell table:formula="of:=[.E48] + [.E48]*[.$C$1]" office:value-type="float" office:value="1.43456579496546" calcext:value-type="float">
            <text:p>1.4346</text:p>
          </table:table-cell>
          <table:table-cell table:formula="of:=EXP([.C49])" office:value-type="float" office:value="1.43655963029363" calcext:value-type="float">
            <text:p>1.4366</text:p>
          </table:table-cell>
          <table:table-cell table:formula="of:=[.F49]-[.E49]" office:value-type="float" office:value="0.00199383532817965" calcext:value-type="float">
            <text:p>0.0020</text:p>
          </table:table-cell>
          <table:table-cell table:formula="of:=[.$C$1]*[.$L$9]*(EXP([.$L$8]*[.A49]*[.$C$1])-1)/(2*[.$L$8])" office:value-type="float" office:value="0.0067295408677209" calcext:value-type="float">
            <text:p>0.0067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48</text:p>
          </table:table-cell>
          <table:table-cell table:formula="of:=[.$C$1]+[.C49]" office:value-type="float" office:value="0.369958579808832" calcext:value-type="float">
            <text:p>0.37</text:p>
          </table:table-cell>
          <table:table-cell office:value-type="string" calcext:value-type="string">
            <text:p>y48</text:p>
          </table:table-cell>
          <table:table-cell table:formula="of:=[.E49] + [.E49]*[.$C$1]" office:value-type="float" office:value="1.4456226683852" calcext:value-type="float">
            <text:p>1.4456</text:p>
          </table:table-cell>
          <table:table-cell table:formula="of:=EXP([.C50])" office:value-type="float" office:value="1.4476746504607" calcext:value-type="float">
            <text:p>1.4477</text:p>
          </table:table-cell>
          <table:table-cell table:formula="of:=[.F50]-[.E50]" office:value-type="float" office:value="0.00205198207549717" calcext:value-type="float">
            <text:p>0.0021</text:p>
          </table:table-cell>
          <table:table-cell table:formula="of:=[.$C$1]*[.$L$9]*(EXP([.$L$8]*[.A50]*[.$C$1])-1)/(2*[.$L$8])" office:value-type="float" office:value="0.00690087824586894" calcext:value-type="float">
            <text:p>0.0069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49</text:p>
          </table:table-cell>
          <table:table-cell table:formula="of:=[.$C$1]+[.C50]" office:value-type="float" office:value="0.377666050221516" calcext:value-type="float">
            <text:p>0.38</text:p>
          </table:table-cell>
          <table:table-cell office:value-type="string" calcext:value-type="string">
            <text:p>y49</text:p>
          </table:table-cell>
          <table:table-cell table:formula="of:=[.E50] + [.E50]*[.$C$1]" office:value-type="float" office:value="1.45676476232968" calcext:value-type="float">
            <text:p>1.4568</text:p>
          </table:table-cell>
          <table:table-cell table:formula="of:=EXP([.C51])" office:value-type="float" office:value="1.45887567031111" calcext:value-type="float">
            <text:p>1.4589</text:p>
          </table:table-cell>
          <table:table-cell table:formula="of:=[.F51]-[.E51]" office:value-type="float" office:value="0.00211090798142188" calcext:value-type="float">
            <text:p>0.0021</text:p>
          </table:table-cell>
          <table:table-cell table:formula="of:=[.$C$1]*[.$L$9]*(EXP([.$L$8]*[.A51]*[.$C$1])-1)/(2*[.$L$8])" office:value-type="float" office:value="0.00707354130404676" calcext:value-type="float">
            <text:p>0.0071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50</text:p>
          </table:table-cell>
          <table:table-cell table:formula="of:=[.$C$1]+[.C51]" office:value-type="float" office:value="0.3853735206342" calcext:value-type="float">
            <text:p>0.39</text:p>
          </table:table-cell>
          <table:table-cell office:value-type="string" calcext:value-type="string">
            <text:p>y50</text:p>
          </table:table-cell>
          <table:table-cell table:formula="of:=[.E51] + [.E51]*[.$C$1]" office:value-type="float" office:value="1.46799273363358" calcext:value-type="float">
            <text:p>1.4680</text:p>
          </table:table-cell>
          <table:table-cell table:formula="of:=EXP([.C52])" office:value-type="float" office:value="1.47016335524586" calcext:value-type="float">
            <text:p>1.4702</text:p>
          </table:table-cell>
          <table:table-cell table:formula="of:=[.F52]-[.E52]" office:value-type="float" office:value="0.00217062161228121" calcext:value-type="float">
            <text:p>0.0022</text:p>
          </table:table-cell>
          <table:table-cell table:formula="of:=[.$C$1]*[.$L$9]*(EXP([.$L$8]*[.A52]*[.$C$1])-1)/(2*[.$L$8])" office:value-type="float" office:value="0.00724754029937143" calcext:value-type="float">
            <text:p>0.0072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51</text:p>
          </table:table-cell>
          <table:table-cell table:formula="of:=[.$C$1]+[.C52]" office:value-type="float" office:value="0.393080991046884" calcext:value-type="float">
            <text:p>0.39</text:p>
          </table:table-cell>
          <table:table-cell office:value-type="string" calcext:value-type="string">
            <text:p>y51</text:p>
          </table:table-cell>
          <table:table-cell table:formula="of:=[.E52] + [.E52]*[.$C$1]" office:value-type="float" office:value="1.4793072441941" calcext:value-type="float">
            <text:p>1.4793</text:p>
          </table:table-cell>
          <table:table-cell table:formula="of:=EXP([.C53])" office:value-type="float" office:value="1.48153837581434" calcext:value-type="float">
            <text:p>1.4815</text:p>
          </table:table-cell>
          <table:table-cell table:formula="of:=[.F53]-[.E53]" office:value-type="float" office:value="0.00223113162024191" calcext:value-type="float">
            <text:p>0.0022</text:p>
          </table:table-cell>
          <table:table-cell table:formula="of:=[.$C$1]*[.$L$9]*(EXP([.$L$8]*[.A53]*[.$C$1])-1)/(2*[.$L$8])" office:value-type="float" office:value="0.00742288556832184" calcext:value-type="float">
            <text:p>0.0074</text:p>
          </table:table-cell>
          <table:table-cell table:formula="of:=[.$C$1]*[.$L$9]/(2*[.$L$8])*(EXP([.$L$8]*[.$L$10]-1))" office:value-type="float" office:value="0.00934963422824165" calcext:value-type="float">
            <text:p>0.0093</text:p>
          </table:table-cell>
          <table:table-cell table:number-columns-repeated="55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rkusz2" table:style-name="ta2">
        <table:table-column table:style-name="co2" table:number-columns-repeated="257" table:default-cell-style-name="ce17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Arkusz3" table:style-name="ta3">
        <table:table-column table:style-name="co2" table:number-columns-repeated="257" table:default-cell-style-name="ce17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4" loext:min-decimal-places="4" number:min-integer-digits="1"/>
    </number:number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21:31:45.31999023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03-26T12:55:08</meta:creation-date>
    <dc:date>2021-04-21T21:43:33.843406095</dc:date>
    <meta:editing-cycles>11</meta:editing-cycles>
    <meta:editing-duration>PT1H21M15S</meta:editing-duration>
    <meta:generator>LibreOffice/6.4.6.2$Linux_X86_64 LibreOffice_project/40$Build-2</meta:generator>
    <meta:document-statistic meta:table-count="3" meta:cell-count="49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2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9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9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399cm" svg:height="12.308cm" xlink:href=".." xlink:type="simple" chart:class="chart:line" chart:style-name="ch1">
        <chart:subtitle svg:x="0cm" svg:y="0cm" chart:style-name="ch2">
          <text:p/>
        </chart:subtitle>
        <chart:legend chart:legend-position="end" svg:x="17.658cm" svg:y="5.606cm" style:legend-expansion="high" chart:style-name="ch3"/>
        <chart:plot-area chart:style-name="ch4" table:cell-range-address="Arkusz1.C1:Arkusz1.C52 Arkusz1.B1:Arkusz1.B1 Arkusz1.E1:Arkusz1.F52" chart:data-source-has-labels="both" svg:x="0.387cm" svg:y="0.246cm" svg:width="16.884cm" svg:height="11.816cm">
          <chartooo:coordinate-region svg:x="1.67cm" svg:y="0.398cm" svg:width="15.601cm" svg:height="10.619cm"/>
          <chart:axis chart:dimension="x" chart:name="primary-x" chart:style-name="ch5" chartooo:axis-type="auto">
            <chartooo:date-scale/>
            <chart:categories table:cell-range-address="Arkusz1.C1:Arkusz1.C5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E1:Arkusz1.E52" chart:label-cell-address="Arkusz1.B1:Arkusz1.B1" chart:class="chart:line">
            <chart:data-point chart:repeated="52"/>
          </chart:series>
          <chart:series chart:style-name="ch9" chart:values-cell-range-address="Arkusz1.F1:Arkusz1.F52" chart:label-cell-address="Arkusz1.B1:Arkusz1.B1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=</text:p>
                <draw:g>
                  <svg:desc>Arkusz1.B1:Arkusz1.B1</svg:desc>
                </draw:g>
              </table:table-cell>
              <table:table-cell office:value-type="string">
                <text:p>h=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float" office:value="0.00770747041268399">
                <text:p>0.00770747041268399</text:p>
                <draw:g>
                  <svg:desc>Arkusz1.C1:Arkusz1.C52</svg:desc>
                </draw:g>
              </table:table-cell>
              <table:table-cell office:value-type="float" office:value="NaN">
                <text:p>NaN</text:p>
                <draw:g>
                  <svg:desc>Arkusz1.E1:Arkusz1.E52</svg:desc>
                </draw:g>
              </table:table-cell>
              <table:table-cell office:value-type="float" office:value="NaN">
                <text:p>NaN</text:p>
                <draw:g>
                  <svg:desc>Arkusz1.F1:Arkusz1.F52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0770747041268399">
                <text:p>0.00770747041268399</text:p>
              </table:table-cell>
              <table:table-cell office:value-type="float" office:value="1.00770747041268">
                <text:p>1.00770747041268</text:p>
              </table:table-cell>
              <table:table-cell office:value-type="float" office:value="1.00773724942054">
                <text:p>1.00773724942054</text:p>
              </table:table-cell>
            </table:table-row>
            <table:table-row>
              <table:table-cell office:value-type="float" office:value="0.015414940825368">
                <text:p>0.015414940825368</text:p>
              </table:table-cell>
              <table:table-cell office:value-type="float" office:value="1.01547434592553">
                <text:p>1.01547434592553</text:p>
              </table:table-cell>
              <table:table-cell office:value-type="float" office:value="1.01553436386968">
                <text:p>1.01553436386968</text:p>
              </table:table-cell>
            </table:table-row>
            <table:table-row>
              <table:table-cell office:value-type="float" office:value="0.023122411238052">
                <text:p>0.023122411238052</text:p>
              </table:table-cell>
              <table:table-cell office:value-type="float" office:value="1.02330108440159">
                <text:p>1.02330108440159</text:p>
              </table:table-cell>
              <table:table-cell office:value-type="float" office:value="1.02339180653807">
                <text:p>1.02339180653807</text:p>
              </table:table-cell>
            </table:table-row>
            <table:table-row>
              <table:table-cell office:value-type="float" office:value="0.030829881650736">
                <text:p>0.030829881650736</text:p>
              </table:table-cell>
              <table:table-cell office:value-type="float" office:value="1.03118814723288">
                <text:p>1.03118814723288</text:p>
              </table:table-cell>
              <table:table-cell office:value-type="float" office:value="1.03131004420019">
                <text:p>1.03131004420019</text:p>
              </table:table-cell>
            </table:table-row>
            <table:table-row>
              <table:table-cell office:value-type="float" office:value="0.03853735206342">
                <text:p>0.03853735206342</text:p>
              </table:table-cell>
              <table:table-cell office:value-type="float" office:value="1.03913599936759">
                <text:p>1.03913599936759</text:p>
              </table:table-cell>
              <table:table-cell office:value-type="float" office:value="1.03928954724208">
                <text:p>1.03928954724208</text:p>
              </table:table-cell>
            </table:table-row>
            <table:table-row>
              <table:table-cell office:value-type="float" office:value="0.046244822476104">
                <text:p>0.046244822476104</text:p>
              </table:table-cell>
              <table:table-cell office:value-type="float" office:value="1.04714510933747">
                <text:p>1.04714510933747</text:p>
              </table:table-cell>
              <table:table-cell office:value-type="float" office:value="1.04733078968925">
                <text:p>1.04733078968925</text:p>
              </table:table-cell>
            </table:table-row>
            <table:table-row>
              <table:table-cell office:value-type="float" office:value="0.0539522928887879">
                <text:p>0.0539522928887879</text:p>
              </table:table-cell>
              <table:table-cell office:value-type="float" office:value="1.05521594928548">
                <text:p>1.05521594928548</text:p>
              </table:table-cell>
              <table:table-cell office:value-type="float" office:value="1.05543424923489">
                <text:p>1.05543424923489</text:p>
              </table:table-cell>
            </table:table-row>
            <table:table-row>
              <table:table-cell office:value-type="float" office:value="0.0616597633014719">
                <text:p>0.0616597633014719</text:p>
              </table:table-cell>
              <table:table-cell office:value-type="float" office:value="1.06334899499359">
                <text:p>1.06334899499359</text:p>
              </table:table-cell>
              <table:table-cell office:value-type="float" office:value="1.0636004072682">
                <text:p>1.0636004072682</text:p>
              </table:table-cell>
            </table:table-row>
            <table:table-row>
              <table:table-cell office:value-type="float" office:value="0.0693672337141559">
                <text:p>0.0693672337141559</text:p>
              </table:table-cell>
              <table:table-cell office:value-type="float" office:value="1.07154472591086">
                <text:p>1.07154472591086</text:p>
              </table:table-cell>
              <table:table-cell office:value-type="float" office:value="1.07182974890302">
                <text:p>1.07182974890302</text:p>
              </table:table-cell>
            </table:table-row>
            <table:table-row>
              <table:table-cell office:value-type="float" office:value="0.0770747041268399">
                <text:p>0.0770747041268399</text:p>
              </table:table-cell>
              <table:table-cell office:value-type="float" office:value="1.07980362518168">
                <text:p>1.07980362518168</text:p>
              </table:table-cell>
              <table:table-cell office:value-type="float" office:value="1.08012276300664">
                <text:p>1.08012276300664</text:p>
              </table:table-cell>
            </table:table-row>
            <table:table-row>
              <table:table-cell office:value-type="float" office:value="0.0847821745395239">
                <text:p>0.0847821745395239</text:p>
              </table:table-cell>
              <table:table-cell office:value-type="float" office:value="1.08812617967428">
                <text:p>1.08812617967428</text:p>
              </table:table-cell>
              <table:table-cell office:value-type="float" office:value="1.08847994222883">
                <text:p>1.08847994222883</text:p>
              </table:table-cell>
            </table:table-row>
            <table:table-row>
              <table:table-cell office:value-type="float" office:value="0.0924896449522079">
                <text:p>0.0924896449522079</text:p>
              </table:table-cell>
              <table:table-cell office:value-type="float" office:value="1.09651288000939">
                <text:p>1.09651288000939</text:p>
              </table:table-cell>
              <table:table-cell office:value-type="float" office:value="1.09690178303111">
                <text:p>1.09690178303111</text:p>
              </table:table-cell>
            </table:table-row>
            <table:table-row>
              <table:table-cell office:value-type="float" office:value="0.100197115364892">
                <text:p>0.100197115364892</text:p>
              </table:table-cell>
              <table:table-cell office:value-type="float" office:value="1.10496422058919">
                <text:p>1.10496422058919</text:p>
              </table:table-cell>
              <table:table-cell office:value-type="float" office:value="1.10538878571626">
                <text:p>1.10538878571626</text:p>
              </table:table-cell>
            </table:table-row>
            <table:table-row>
              <table:table-cell office:value-type="float" office:value="0.107904585777576">
                <text:p>0.107904585777576</text:p>
              </table:table-cell>
              <table:table-cell office:value-type="float" office:value="1.11348069962645">
                <text:p>1.11348069962645</text:p>
              </table:table-cell>
              <table:table-cell office:value-type="float" office:value="1.11394145445801">
                <text:p>1.11394145445801</text:p>
              </table:table-cell>
            </table:table-row>
            <table:table-row>
              <table:table-cell office:value-type="float" office:value="0.11561205619026">
                <text:p>0.11561205619026</text:p>
              </table:table-cell>
              <table:table-cell office:value-type="float" office:value="1.12206281917392">
                <text:p>1.12206281917392</text:p>
              </table:table-cell>
              <table:table-cell office:value-type="float" office:value="1.12256029733103">
                <text:p>1.12256029733103</text:p>
              </table:table-cell>
            </table:table-row>
            <table:table-row>
              <table:table-cell office:value-type="float" office:value="0.123319526602944">
                <text:p>0.123319526602944</text:p>
              </table:table-cell>
              <table:table-cell office:value-type="float" office:value="1.13071108515387">
                <text:p>1.13071108515387</text:p>
              </table:table-cell>
              <table:table-cell office:value-type="float" office:value="1.13124582634108">
                <text:p>1.13124582634108</text:p>
              </table:table-cell>
            </table:table-row>
            <table:table-row>
              <table:table-cell office:value-type="float" office:value="0.131026997015628">
                <text:p>0.131026997015628</text:p>
              </table:table-cell>
              <table:table-cell office:value-type="float" office:value="1.13942600738799">
                <text:p>1.13942600738799</text:p>
              </table:table-cell>
              <table:table-cell office:value-type="float" office:value="1.13999855745543">
                <text:p>1.13999855745543</text:p>
              </table:table-cell>
            </table:table-row>
            <table:table-row>
              <table:table-cell office:value-type="float" office:value="0.138734467428312">
                <text:p>0.138734467428312</text:p>
              </table:table-cell>
              <table:table-cell office:value-type="float" office:value="1.14820809962738">
                <text:p>1.14820809962738</text:p>
              </table:table-cell>
              <table:table-cell office:value-type="float" office:value="1.14881901063352">
                <text:p>1.14881901063352</text:p>
              </table:table-cell>
            </table:table-row>
            <table:table-row>
              <table:table-cell office:value-type="float" office:value="0.146441937840996">
                <text:p>0.146441937840996</text:p>
              </table:table-cell>
              <table:table-cell office:value-type="float" office:value="1.15705787958286">
                <text:p>1.15705787958286</text:p>
              </table:table-cell>
              <table:table-cell office:value-type="float" office:value="1.15770770985785">
                <text:p>1.15770770985785</text:p>
              </table:table-cell>
            </table:table-row>
            <table:table-row>
              <table:table-cell office:value-type="float" office:value="0.15414940825368">
                <text:p>0.15414940825368</text:p>
              </table:table-cell>
              <table:table-cell office:value-type="float" office:value="1.16597586895551">
                <text:p>1.16597586895551</text:p>
              </table:table-cell>
              <table:table-cell office:value-type="float" office:value="1.1666651831651">
                <text:p>1.1666651831651</text:p>
              </table:table-cell>
            </table:table-row>
            <table:table-row>
              <table:table-cell office:value-type="float" office:value="0.161856878666364">
                <text:p>0.161856878666364</text:p>
              </table:table-cell>
              <table:table-cell office:value-type="float" office:value="1.17496259346738">
                <text:p>1.17496259346738</text:p>
              </table:table-cell>
              <table:table-cell office:value-type="float" office:value="1.17569196267751">
                <text:p>1.17569196267751</text:p>
              </table:table-cell>
            </table:table-row>
            <table:table-row>
              <table:table-cell office:value-type="float" office:value="0.169564349079048">
                <text:p>0.169564349079048</text:p>
              </table:table-cell>
              <table:table-cell office:value-type="float" office:value="1.18401858289254">
                <text:p>1.18401858289254</text:p>
              </table:table-cell>
              <table:table-cell office:value-type="float" office:value="1.18478858463447">
                <text:p>1.18478858463447</text:p>
              </table:table-cell>
            </table:table-row>
            <table:table-row>
              <table:table-cell office:value-type="float" office:value="0.177271819491732">
                <text:p>0.177271819491732</text:p>
              </table:table-cell>
              <table:table-cell office:value-type="float" office:value="1.19314437108826">
                <text:p>1.19314437108826</text:p>
              </table:table-cell>
              <table:table-cell office:value-type="float" office:value="1.1939555894244">
                <text:p>1.1939555894244</text:p>
              </table:table-cell>
            </table:table-row>
            <table:table-row>
              <table:table-cell office:value-type="float" office:value="0.184979289904416">
                <text:p>0.184979289904416</text:p>
              </table:table-cell>
              <table:table-cell office:value-type="float" office:value="1.20234049602648">
                <text:p>1.20234049602648</text:p>
              </table:table-cell>
              <table:table-cell office:value-type="float" office:value="1.20319352161682">
                <text:p>1.20319352161682</text:p>
              </table:table-cell>
            </table:table-row>
            <table:table-row>
              <table:table-cell office:value-type="float" office:value="0.1926867603171">
                <text:p>0.1926867603171</text:p>
              </table:table-cell>
              <table:table-cell office:value-type="float" office:value="1.21160749982557">
                <text:p>1.21160749982557</text:p>
              </table:table-cell>
              <table:table-cell office:value-type="float" office:value="1.21250292999475">
                <text:p>1.21250292999475</text:p>
              </table:table-cell>
            </table:table-row>
            <table:table-row>
              <table:table-cell office:value-type="float" office:value="0.200394230729784">
                <text:p>0.200394230729784</text:p>
              </table:table-cell>
              <table:table-cell office:value-type="float" office:value="1.22094592878227">
                <text:p>1.22094592878227</text:p>
              </table:table-cell>
              <table:table-cell office:value-type="float" office:value="1.22188436758726">
                <text:p>1.22188436758726</text:p>
              </table:table-cell>
            </table:table-row>
            <table:table-row>
              <table:table-cell office:value-type="float" office:value="0.208101701142468">
                <text:p>0.208101701142468</text:p>
              </table:table-cell>
              <table:table-cell office:value-type="float" office:value="1.23035633340384">
                <text:p>1.23035633340384</text:p>
              </table:table-cell>
              <table:table-cell office:value-type="float" office:value="1.23133839170234">
                <text:p>1.23133839170234</text:p>
              </table:table-cell>
            </table:table-row>
            <table:table-row>
              <table:table-cell office:value-type="float" office:value="0.215809171555152">
                <text:p>0.215809171555152</text:p>
              </table:table-cell>
              <table:table-cell office:value-type="float" office:value="1.23983926844061">
                <text:p>1.23983926844061</text:p>
              </table:table-cell>
              <table:table-cell office:value-type="float" office:value="1.24086556396003">
                <text:p>1.24086556396003</text:p>
              </table:table-cell>
            </table:table-row>
            <table:table-row>
              <table:table-cell office:value-type="float" office:value="0.223516641967836">
                <text:p>0.223516641967836</text:p>
              </table:table-cell>
              <table:table-cell office:value-type="float" office:value="1.2493952929186">
                <text:p>1.2493952929186</text:p>
              </table:table-cell>
              <table:table-cell office:value-type="float" office:value="1.25046645032575">
                <text:p>1.25046645032575</text:p>
              </table:table-cell>
            </table:table-row>
            <table:table-row>
              <table:table-cell office:value-type="float" office:value="0.23122411238052">
                <text:p>0.23122411238052</text:p>
              </table:table-cell>
              <table:table-cell office:value-type="float" office:value="1.25902497017252">
                <text:p>1.25902497017252</text:p>
              </table:table-cell>
              <table:table-cell office:value-type="float" office:value="1.26014162114394">
                <text:p>1.26014162114394</text:p>
              </table:table-cell>
            </table:table-row>
            <table:table-row>
              <table:table-cell office:value-type="float" office:value="0.238931582793204">
                <text:p>0.238931582793204</text:p>
              </table:table-cell>
              <table:table-cell office:value-type="float" office:value="1.26872886787895">
                <text:p>1.26872886787895</text:p>
              </table:table-cell>
              <table:table-cell office:value-type="float" office:value="1.26989165117193">
                <text:p>1.26989165117193</text:p>
              </table:table-cell>
            </table:table-row>
            <table:table-row>
              <table:table-cell office:value-type="float" office:value="0.246639053205888">
                <text:p>0.246639053205888</text:p>
              </table:table-cell>
              <table:table-cell office:value-type="float" office:value="1.27850755808985">
                <text:p>1.27850755808985</text:p>
              </table:table-cell>
              <table:table-cell office:value-type="float" office:value="1.27971711961411">
                <text:p>1.27971711961411</text:p>
              </table:table-cell>
            </table:table-row>
            <table:table-row>
              <table:table-cell office:value-type="float" office:value="0.254346523618572">
                <text:p>0.254346523618572</text:p>
              </table:table-cell>
              <table:table-cell office:value-type="float" office:value="1.28836161726622">
                <text:p>1.28836161726622</text:p>
              </table:table-cell>
              <table:table-cell office:value-type="float" office:value="1.28961861015631">
                <text:p>1.28961861015631</text:p>
              </table:table-cell>
            </table:table-row>
            <table:table-row>
              <table:table-cell office:value-type="float" office:value="0.262053994031256">
                <text:p>0.262053994031256</text:p>
              </table:table-cell>
              <table:table-cell office:value-type="float" office:value="1.29829162631214">
                <text:p>1.29829162631214</text:p>
              </table:table-cell>
              <table:table-cell office:value-type="float" office:value="1.29959671100046">
                <text:p>1.29959671100046</text:p>
              </table:table-cell>
            </table:table-row>
            <table:table-row>
              <table:table-cell office:value-type="float" office:value="0.26976146444394">
                <text:p>0.26976146444394</text:p>
              </table:table-cell>
              <table:table-cell office:value-type="float" office:value="1.30829817060897">
                <text:p>1.30829817060897</text:p>
              </table:table-cell>
              <table:table-cell office:value-type="float" office:value="1.30965201489958">
                <text:p>1.30965201489958</text:p>
              </table:table-cell>
            </table:table-row>
            <table:table-row>
              <table:table-cell office:value-type="float" office:value="0.277468934856624">
                <text:p>0.277468934856624</text:p>
              </table:table-cell>
              <table:table-cell office:value-type="float" office:value="1.31838184004991">
                <text:p>1.31838184004991</text:p>
              </table:table-cell>
              <table:table-cell office:value-type="float" office:value="1.31978511919297">
                <text:p>1.31978511919297</text:p>
              </table:table-cell>
            </table:table-row>
            <table:table-row>
              <table:table-cell office:value-type="float" office:value="0.285176405269308">
                <text:p>0.285176405269308</text:p>
              </table:table-cell>
              <table:table-cell office:value-type="float" office:value="1.32854322907471">
                <text:p>1.32854322907471</text:p>
              </table:table-cell>
              <table:table-cell office:value-type="float" office:value="1.32999662584169">
                <text:p>1.32999662584169</text:p>
              </table:table-cell>
            </table:table-row>
            <table:table-row>
              <table:table-cell office:value-type="float" office:value="0.292883875681992">
                <text:p>0.292883875681992</text:p>
              </table:table-cell>
              <table:table-cell office:value-type="float" office:value="1.33878293670478">
                <text:p>1.33878293670478</text:p>
              </table:table-cell>
              <table:table-cell office:value-type="float" office:value="1.3402871414643">
                <text:p>1.3402871414643</text:p>
              </table:table-cell>
            </table:table-row>
            <table:table-row>
              <table:table-cell office:value-type="float" office:value="0.300591346094676">
                <text:p>0.300591346094676</text:p>
              </table:table-cell>
              <table:table-cell office:value-type="float" office:value="1.34910156657844">
                <text:p>1.34910156657844</text:p>
              </table:table-cell>
              <table:table-cell office:value-type="float" office:value="1.35065727737296">
                <text:p>1.35065727737296</text:p>
              </table:table-cell>
            </table:table-row>
            <table:table-row>
              <table:table-cell office:value-type="float" office:value="0.30829881650736">
                <text:p>0.30829881650736</text:p>
              </table:table-cell>
              <table:table-cell office:value-type="float" office:value="1.35949972698655">
                <text:p>1.35949972698655</text:p>
              </table:table-cell>
              <table:table-cell office:value-type="float" office:value="1.36110764960966">
                <text:p>1.36110764960966</text:p>
              </table:table-cell>
            </table:table-row>
            <table:table-row>
              <table:table-cell office:value-type="float" office:value="0.316006286920044">
                <text:p>0.316006286920044</text:p>
              </table:table-cell>
              <table:table-cell office:value-type="float" office:value="1.36997803090835">
                <text:p>1.36997803090835</text:p>
              </table:table-cell>
              <table:table-cell office:value-type="float" office:value="1.3716388789829">
                <text:p>1.3716388789829</text:p>
              </table:table-cell>
            </table:table-row>
            <table:table-row>
              <table:table-cell office:value-type="float" office:value="0.323713757332728">
                <text:p>0.323713757332728</text:p>
              </table:table-cell>
              <table:table-cell office:value-type="float" office:value="1.3805370960476">
                <text:p>1.3805370960476</text:p>
              </table:table-cell>
              <table:table-cell office:value-type="float" office:value="1.3822515911045">
                <text:p>1.3822515911045</text:p>
              </table:table-cell>
            </table:table-row>
            <table:table-row>
              <table:table-cell office:value-type="float" office:value="0.331421227745412">
                <text:p>0.331421227745412</text:p>
              </table:table-cell>
              <table:table-cell office:value-type="float" office:value="1.391177544869">
                <text:p>1.391177544869</text:p>
              </table:table-cell>
              <table:table-cell office:value-type="float" office:value="1.39294641642681">
                <text:p>1.39294641642681</text:p>
              </table:table-cell>
            </table:table-row>
            <table:table-row>
              <table:table-cell office:value-type="float" office:value="0.339128698158096">
                <text:p>0.339128698158096</text:p>
              </table:table-cell>
              <table:table-cell office:value-type="float" office:value="1.40190000463487">
                <text:p>1.40190000463487</text:p>
              </table:table-cell>
              <table:table-cell office:value-type="float" office:value="1.40372399028016">
                <text:p>1.40372399028016</text:p>
              </table:table-cell>
            </table:table-row>
            <table:table-row>
              <table:table-cell office:value-type="float" office:value="0.34683616857078">
                <text:p>0.34683616857078</text:p>
              </table:table-cell>
              <table:table-cell office:value-type="float" office:value="1.41270510744213">
                <text:p>1.41270510744213</text:p>
              </table:table-cell>
              <table:table-cell office:value-type="float" office:value="1.41458495291055">
                <text:p>1.41458495291055</text:p>
              </table:table-cell>
            </table:table-row>
            <table:table-row>
              <table:table-cell office:value-type="float" office:value="0.354543638983464">
                <text:p>0.354543638983464</text:p>
              </table:table-cell>
              <table:table-cell office:value-type="float" office:value="1.42359349025959">
                <text:p>1.42359349025959</text:p>
              </table:table-cell>
              <table:table-cell office:value-type="float" office:value="1.42552994951776">
                <text:p>1.42552994951776</text:p>
              </table:table-cell>
            </table:table-row>
            <table:table-row>
              <table:table-cell office:value-type="float" office:value="0.362251109396148">
                <text:p>0.362251109396148</text:p>
              </table:table-cell>
              <table:table-cell office:value-type="float" office:value="1.43456579496546">
                <text:p>1.43456579496546</text:p>
              </table:table-cell>
              <table:table-cell office:value-type="float" office:value="1.43655963029363">
                <text:p>1.43655963029363</text:p>
              </table:table-cell>
            </table:table-row>
            <table:table-row>
              <table:table-cell office:value-type="float" office:value="0.369958579808832">
                <text:p>0.369958579808832</text:p>
              </table:table-cell>
              <table:table-cell office:value-type="float" office:value="1.4456226683852">
                <text:p>1.4456226683852</text:p>
              </table:table-cell>
              <table:table-cell office:value-type="float" office:value="1.4476746504607">
                <text:p>1.4476746504607</text:p>
              </table:table-cell>
            </table:table-row>
            <table:table-row>
              <table:table-cell office:value-type="float" office:value="0.377666050221516">
                <text:p>0.377666050221516</text:p>
              </table:table-cell>
              <table:table-cell office:value-type="float" office:value="1.45676476232968">
                <text:p>1.45676476232968</text:p>
              </table:table-cell>
              <table:table-cell office:value-type="float" office:value="1.45887567031111">
                <text:p>1.45887567031111</text:p>
              </table:table-cell>
            </table:table-row>
            <table:table-row>
              <table:table-cell office:value-type="float" office:value="0.3853735206342">
                <text:p>0.3853735206342</text:p>
              </table:table-cell>
              <table:table-cell office:value-type="float" office:value="1.46799273363358">
                <text:p>1.46799273363358</text:p>
              </table:table-cell>
              <table:table-cell office:value-type="float" office:value="1.47016335524586">
                <text:p>1.47016335524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